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dash" draw:stroke-dash="Ultrafine_20_Dashed" svg:stroke-color="#355e00" draw:fill="none" draw:textarea-horizontal-align="left" draw:textarea-vertical-align="bottom" draw:auto-grow-height="false"/>
    </style:style>
    <style:style style:name="gr2" style:family="graphic">
      <style:graphic-properties svg:stroke-color="#cc6633" draw:fill="solid" draw:fill-color="#ffcc99" draw:textarea-horizontal-align="justify" draw:textarea-vertical-align="middle" draw:auto-grow-height="false"/>
    </style:style>
    <style:style style:name="gr3" style:family="graphic">
      <style:graphic-properties svg:stroke-color="#355e00"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355e00" draw:marker-start="" draw:marker-start-width="0.3cm" draw:marker-end="Fin_20_de_20_línea_20_1" draw:marker-end-width="0.3cm" draw:fill="none" draw:textarea-vertical-align="middle"/>
    </style:style>
    <style:style style:name="gr5" style:family="graphic">
      <style:graphic-properties svg:stroke-color="#dc2300" draw:fill="solid" draw:fill-color="#ffff99" draw:textarea-horizontal-align="justify" draw:textarea-vertical-align="middle" draw:auto-grow-height="false"/>
    </style:style>
    <style:style style:name="gr6" style:family="graphic">
      <style:graphic-properties draw:stroke="dash" draw:stroke-dash="Ultrafine_20_Dashed" svg:stroke-color="#355e00" draw:fill="none" draw:textarea-horizontal-align="left" draw:textarea-vertical-align="top" draw:auto-grow-height="false"/>
    </style:style>
    <style:style style:name="gr7" style:family="graphic" style:list-style-name="L1">
      <style:graphic-properties svg:stroke-color="#cc6633" draw:fill-color="#ffcc99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cc6633" draw:fill="solid" draw:fill-color="#ffcc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355e00" draw:marker-start="Fin_20_de_20_línea_20_1" draw:marker-start-width="0.3cm" draw:marker-end="Fin_20_de_20_línea_20_1" draw:marker-end-width="0.3cm" draw:fill="none" draw:textarea-vertical-align="middle"/>
    </style:style>
    <style:style style:name="gr10" style:family="graphic" style:parent-style-name="standard" style:list-style-name="L1">
      <style:graphic-properties svg:stroke-color="#cc6633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color="#355e00" draw:fill="none" draw:textarea-horizontal-align="left" draw:textarea-vertical-align="bottom" draw:auto-grow-height="false"/>
    </style:style>
    <style:style style:name="gr12" style:family="graphic" style:parent-style-name="standard">
      <style:graphic-properties svg:stroke-color="#cc6633" draw:fill="solid"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svg:stroke-color="#355e00"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svg:stroke-color="#dc2300" draw:fill="solid" draw:fill-color="#ffff99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Dashed" svg:stroke-color="#355e00" draw:fill="none" draw:textarea-horizontal-align="left" draw:textarea-vertical-align="top" draw:auto-grow-height="false"/>
    </style:style>
    <style:style style:name="gr16" style:family="graphic" style:parent-style-name="standard" style:list-style-name="L1">
      <style:graphic-properties svg:stroke-color="#cc6633" draw:fill-color="#ffcc99" draw:textarea-horizontal-align="justify" draw:textarea-vertical-align="middle" draw:auto-grow-height="false"/>
    </style:style>
    <style:style style:name="gr17" style:family="graphic" style:parent-style-name="standard">
      <style:graphic-properties svg:stroke-color="#355e00" draw:fill="solid" draw:fill-color="#94bd5e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19" style:family="graphic">
      <style:graphic-properties svg:stroke-color="#cc6633" draw:fill-color="#ffcc99" draw:textarea-horizontal-align="justify" draw:textarea-vertical-align="middle" draw:auto-grow-height="false"/>
    </style:style>
    <style:style style:name="gr20" style:family="graphic">
      <style:graphic-properties svg:stroke-color="#355e00" draw:fill="solid" draw:fill-color="#94bd5e" draw:textarea-horizontal-align="justify" draw:textarea-vertical-align="middle" draw:auto-grow-height="false"/>
    </style:style>
    <style:style style:name="gr21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2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3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4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5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6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7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gr28" style:family="graphic" style:list-style-name="L1">
      <style:graphic-properties svg:stroke-color="#333333"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text-align="center"/>
      <style:text-properties fo:color="#4c4c4c" fo:font-size="14pt" style:font-size-asian="14pt" style:font-size-complex="14pt"/>
    </style:style>
    <style:style style:name="P3" style:family="paragraph">
      <style:paragraph-properties fo:text-align="center"/>
      <style:text-properties fo:font-size="15pt"/>
    </style:style>
    <style:style style:name="P4" style:family="paragraph">
      <style:paragraph-properties fo:text-align="center"/>
      <style:text-properties fo:color="#4c4c4c"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4c4c4c" style:font-name="Arial" fo:font-size="15pt" style:letter-kerning="true" style:font-size-asian="15pt" style:font-name-complex="Lohit Hindi" style:font-size-complex="15pt"/>
    </style:style>
    <style:style style:name="P7" style:family="paragraph">
      <style:paragraph-properties fo:text-align="center"/>
      <style:text-properties fo:color="#4c4c4c" fo:font-size="18pt"/>
    </style:style>
    <style:style style:name="P8" style:family="paragraph">
      <style:paragraph-properties fo:text-align="center"/>
      <style:text-properties fo:color="#4c4c4c" style:font-name="Arial" fo:font-size="15pt" fo:font-weight="bold" style:letter-kerning="true" style:font-size-asian="15pt" style:font-name-complex="Lohit Hindi" style:font-size-complex="15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style:paragraph-properties fo:text-align="start"/>
      <style:text-properties fo:color="#4c4c4c" fo:font-size="14pt" style:font-size-asian="14pt" style:font-size-complex="14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style:paragraph-properties fo:text-align="center"/>
      <style:text-properties fo:color="#4c4c4c"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color="#4c4c4c" fo:font-size="14pt" style:font-size-asian="14pt" style:font-size-complex="14pt"/>
    </style:style>
    <style:style style:name="T2" style:family="text">
      <style:text-properties fo:color="#4c4c4c" fo:font-size="15pt" style:font-size-asian="15pt" style:font-size-complex="15pt"/>
    </style:style>
    <style:style style:name="T3" style:family="text">
      <style:text-properties fo:color="#4c4c4c" style:font-name="Arial" fo:font-size="15pt" style:letter-kerning="true" style:font-size-asian="15pt" style:font-name-complex="Lohit Hindi" style:font-size-complex="15pt"/>
    </style:style>
    <style:style style:name="T4" style:family="text">
      <style:text-properties fo:color="#4c4c4c" fo:font-size="18pt"/>
    </style:style>
    <style:style style:name="T5" style:family="text">
      <style:text-properties fo:color="#4c4c4c" style:font-name="Arial" fo:font-size="15pt" fo:font-weight="bold" style:letter-kerning="true" style:font-size-asian="15pt" style:font-name-complex="Lohit Hindi" style:font-size-complex="15pt"/>
    </style:style>
    <style:style style:name="T6" style:family="text">
      <style:text-properties fo:color="#4c4c4c"/>
    </style:style>
    <style:style style:name="T7" style:family="text">
      <style:text-properties fo:color="#4c4c4c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" draw:start-glue-point="2" draw:end-shape="id2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3" draw:start-glue-point="2" draw:end-shape="id2" draw:end-glue-point="0" svg:d="m8300 1900-2150 1300" svg:viewBox="0 0 2151 1301">
          <text:p/>
        </draw:connector>
        <draw:custom-shape draw:style-name="gr5" draw:text-style-name="P4" xml:id="id4" draw:id="id4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4" draw:start-glue-point="3" draw:end-shape="id3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8" draw:text-style-name="P6" xml:id="id5" draw:id="id5" draw:layer="layout" svg:width="3cm" svg:height="1.5cm" svg:x="4.65cm" svg:y="9.579cm">
          <text:p text:style-name="P5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5" draw:start-glue-point="2" draw:end-shape="id6" draw:end-glue-point="5" svg:d="m6150 11079v1721" svg:viewBox="0 0 1 1722">
          <text:p/>
        </draw:connector>
        <draw:custom-shape draw:style-name="gr10" draw:text-style-name="P6" xml:id="id8" draw:id="id8" draw:layer="layout" svg:width="3cm" svg:height="1.3cm" svg:x="1.2cm" svg:y="7.6cm">
          <text:p text:style-name="P5"><text:span text:style-name="T3">import</text:span></text:p>
          <text:p text:style-name="P5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7" draw:start-glue-point="6" draw:end-shape="id8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8" draw:end-shape="id5" draw:end-glue-point="0" svg:d="m4200 8250 1950 1329" svg:viewBox="0 0 1951 1330">
          <text:p/>
        </draw:connector>
        <draw:custom-shape draw:style-name="gr11" draw:text-style-name="P2" xml:id="id9" draw:id="id9" draw:layer="layout" svg:width="10.7cm" svg:height="2.5cm" svg:x="0.8cm" svg:y="3.2cm">
          <text:p text:style-name="P5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4.65cm" svg:y="3.6cm">
          <text:p text:style-name="P5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1.1cm" svg:y="3.6cm">
          <text:p text:style-name="P5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cm" svg:height="1.3cm" svg:x="8.2cm" svg:y="3.6cm">
          <text:p text:style-name="P5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9" draw:start-glue-point="2" draw:end-shape="id5" draw:end-glue-point="0" svg:d="m6150 5700v3879" svg:viewBox="0 0 1 3880">
          <text:p/>
        </draw:connector>
        <draw:custom-shape draw:style-name="gr13" draw:text-style-name="P4" xml:id="id10" draw:id="id10" draw:layer="layout" svg:width="3cm" svg:height="1.3cm" svg:x="3.3cm" svg:y="0.6cm">
          <text:p text:style-name="P5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1" draw:id="id11" draw:layer="layout" svg:width="3cm" svg:height="1.3cm" svg:x="6.8cm" svg:y="0.6cm">
          <text:p text:style-name="P5"><text:span text:style-name="T2">GPS data, </text:span></text:p>
          <text:p text:style-name="P5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0" draw:start-glue-point="2" draw:end-shape="id9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11" draw:start-glue-point="2" draw:end-shape="id9" draw:end-glue-point="0" svg:d="m8300 1900-2150 1300" svg:viewBox="0 0 2151 1301">
          <text:p/>
        </draw:connector>
        <draw:custom-shape draw:style-name="gr14" draw:text-style-name="P4" xml:id="id12" draw:id="id12" draw:layer="layout" svg:width="3cm" svg:height="1.3cm" svg:x="11cm" svg:y="0.2cm">
          <text:p text:style-name="P5"><text:span text:style-name="T2">mapping</text:span></text:p>
          <text:p text:style-name="P5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12" draw:start-glue-point="3" draw:end-shape="id11" svg:d="m11000 850-1200 400" svg:viewBox="0 0 1201 401">
          <text:p/>
        </draw:connector>
        <draw:custom-shape draw:style-name="gr15" draw:text-style-name="P2" draw:layer="layout" svg:width="7.4cm" svg:height="3cm" svg:x="7.8cm" svg:y="2.4cm">
          <text:p text:style-name="P5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cm" svg:height="1.3cm" svg:x="11.9cm" svg:y="3.6cm">
          <text:p text:style-name="P5"><text:span text:style-name="T3">slippy </text:span></text:p>
          <text:p text:style-name="P5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6" draw:id="id6" draw:layer="layout" svg:width="4.2cm" svg:height="2.3cm" svg:x="4.05cm" svg:y="12.8cm">
          <text:p text:style-name="P5"><text:span text:style-name="T4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4" xml:id="id7" draw:id="id7" draw:layer="layout" svg:width="2.3cm" svg:height="1.1cm" svg:x="0.5cm" svg:y="6.2cm">
          <text:p text:style-name="P5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8" xml:id="id13" draw:id="id13" draw:layer="layout" svg:width="2.1cm" svg:height="1.3cm" svg:x="1.378cm" svg:y="9.679cm">
          <text:p text:style-name="P5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13" draw:start-glue-point="1" draw:end-shape="id5" svg:d="m3478 10329h1172" svg:viewBox="0 0 1173 1">
          <text:p/>
        </draw:connector>
      </draw:page>
      <draw:page draw:name="page3" draw:style-name="dp1" draw:master-page-name="Predeterminado">
        <draw:custom-shape draw:style-name="gr2" draw:text-style-name="P4" xml:id="id14" draw:id="id14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14" draw:start-glue-point="2" draw:end-shape="id15" draw:end-glue-point="5" svg:d="m6150 11079v1721" svg:viewBox="0 0 1 1722">
          <text:p/>
        </draw:connector>
        <draw:custom-shape draw:style-name="gr19" draw:text-style-name="P4" xml:id="id17" draw:id="id17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16" draw:start-glue-point="6" draw:end-shape="id17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17" draw:end-shape="id14" draw:end-glue-point="0" svg:d="m4200 8250 1950 1329" svg:viewBox="0 0 1951 1330">
          <text:p/>
        </draw:connector>
        <draw:custom-shape draw:style-name="gr1" draw:text-style-name="P2" xml:id="id18" draw:id="id18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18" draw:start-glue-point="2" draw:end-shape="id14" draw:end-glue-point="0" svg:d="m6150 5700v3879" svg:viewBox="0 0 1 3880">
          <text:p/>
        </draw:connector>
        <draw:custom-shape draw:style-name="gr3" draw:text-style-name="P4" xml:id="id19" draw:id="id19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19" draw:start-glue-point="2" draw:end-shape="id18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20" draw:start-glue-point="2" draw:end-shape="id18" draw:end-glue-point="0" svg:d="m8300 1900-2150 1300" svg:viewBox="0 0 2151 1301">
          <text:p/>
        </draw:connector>
        <draw:custom-shape draw:style-name="gr5" draw:text-style-name="P4" xml:id="id21" draw:id="id21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21" draw:start-glue-point="3" draw:end-shape="id20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2" draw:id="id22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9cm" svg:y1="4.25cm" svg:x2="16.625cm" svg:y2="4.25cm" draw:start-shape="id22" draw:end-shape="id23" draw:end-glue-point="3" svg:d="m14900 4250h1725" svg:viewBox="0 0 1726 1">
          <text:p/>
        </draw:connector>
        <draw:custom-shape draw:style-name="gr20" draw:text-style-name="P7" xml:id="id15" draw:id="id15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16" draw:id="id16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6" xml:id="id25" draw:id="id25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xml:id="id24" draw:id="id24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24" draw:start-glue-point="1" draw:end-shape="id14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23" draw:start-glue-point="0" draw:end-shape="id25" draw:end-glue-point="2" svg:d="m18125 3600v-1200" svg:viewBox="0 0 1 1201">
          <text:p/>
        </draw:connector>
      </draw:page>
      <draw:page draw:name="page4" draw:style-name="dp1" draw:master-page-name="Predeterminado">
        <draw:custom-shape draw:style-name="gr2" draw:text-style-name="P4" xml:id="id26" draw:id="id26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26" draw:start-glue-point="2" draw:end-shape="id27" draw:end-glue-point="5" svg:d="m6150 11079v1721" svg:viewBox="0 0 1 1722">
          <text:p/>
        </draw:connector>
        <draw:custom-shape draw:style-name="gr19" draw:text-style-name="P4" xml:id="id29" draw:id="id29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28" draw:start-glue-point="6" draw:end-shape="id29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29" draw:end-shape="id26" draw:end-glue-point="0" svg:d="m4200 8250 1950 1329" svg:viewBox="0 0 1951 1330">
          <text:p/>
        </draw:connector>
        <draw:custom-shape draw:style-name="gr1" draw:text-style-name="P2" xml:id="id30" draw:id="id30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30" draw:start-glue-point="2" draw:end-shape="id26" draw:end-glue-point="0" svg:d="m6150 5700v3879" svg:viewBox="0 0 1 3880">
          <text:p/>
        </draw:connector>
        <draw:custom-shape draw:style-name="gr3" draw:text-style-name="P4" xml:id="id31" draw:id="id31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31" draw:start-glue-point="2" draw:end-shape="id30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32" draw:start-glue-point="2" draw:end-shape="id30" draw:end-glue-point="0" svg:d="m8300 1900-2150 1300" svg:viewBox="0 0 2151 1301">
          <text:p/>
        </draw:connector>
        <draw:custom-shape draw:style-name="gr5" draw:text-style-name="P4" xml:id="id33" draw:id="id33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33" draw:start-glue-point="3" draw:end-shape="id32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6" draw:id="id36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4" draw:id="id34" draw:layer="Diseño" svg:width="3cm" svg:height="1.3cm" svg:x="10.7cm" svg:y="13.3cm">
          <text:p text:style-name="P3"><text:span text:style-name="T2">osmosi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25cm" svg:y1="13.95cm" svg:x2="10.7cm" svg:y2="13.95cm" draw:start-shape="id27" draw:start-glue-point="8" draw:end-shape="id34" svg:d="m8250 13950h2450" svg:viewBox="0 0 2451 1">
          <text:p/>
        </draw:connector>
        <draw:custom-shape draw:style-name="gr20" draw:text-style-name="P4" xml:id="id35" draw:id="id35" draw:layer="Diseño" svg:width="2.7cm" svg:height="2.1cm" svg:x="16.775cm" svg:y="12.9cm">
          <text:p text:style-name="P3"><text:span text:style-name="T2">planet</text:span></text:p>
          <text:p text:style-name="P3"><text:span text:style-name="T2">dumps</text:span></text:p>
          <text:p text:style-name="P3"><text:span text:style-name="T2">diff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line" svg:x1="13.7cm" svg:y1="13.95cm" svg:x2="16.775cm" svg:y2="13.95cm" draw:start-shape="id34" draw:start-glue-point="1" draw:end-shape="id35" draw:end-glue-point="5" svg:d="m13700 13950h3075" svg:viewBox="0 0 3076 1">
          <text:p/>
        </draw:connector>
        <draw:connector draw:style-name="gr4" draw:text-style-name="P5" draw:layer="layout" draw:type="line" svg:x1="14.9cm" svg:y1="4.25cm" svg:x2="16.625cm" svg:y2="4.25cm" draw:start-shape="id36" draw:end-shape="id37" draw:end-glue-point="3" svg:d="m14900 4250h1725" svg:viewBox="0 0 1726 1">
          <text:p/>
        </draw:connector>
        <draw:custom-shape draw:style-name="gr20" draw:text-style-name="P7" xml:id="id27" draw:id="id27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28" draw:id="id28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6" xml:id="id39" draw:id="id39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xml:id="id38" draw:id="id38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38" draw:start-glue-point="1" draw:end-shape="id26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37" draw:start-glue-point="0" draw:end-shape="id39" draw:end-glue-point="2" svg:d="m18125 3600v-1200" svg:viewBox="0 0 1 1201">
          <text:p/>
        </draw:connector>
        <draw:custom-shape draw:style-name="gr25" draw:text-style-name="P8" xml:id="id40" draw:id="id40" draw:layer="Diseño" svg:width="3cm" svg:height="1.3cm" svg:x="24.6cm" svg:y="13.3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6cm" svg:y2="13.95cm" draw:start-shape="id35" draw:end-shape="id40" draw:end-glue-point="3" svg:d="m19475 13950h5125" svg:viewBox="0 0 5126 1">
          <text:p/>
        </draw:connector>
        <draw:custom-shape draw:style-name="gr2" draw:text-style-name="P4" xml:id="id41" draw:id="id41" draw:layer="Diseño" svg:width="3.3cm" svg:height="1.5cm" svg:x="21cm" svg:y="7.3cm">
          <text:p text:style-name="P3"><text:span text:style-name="T3">Overpass </text:span></text:p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2.65cm" svg:y2="8.8cm" draw:start-shape="id35" draw:start-glue-point="7" draw:end-shape="id41" draw:end-glue-point="2" svg:d="m19475 13950 3175-5150" svg:viewBox="0 0 3176 5151">
          <text:p/>
        </draw:connector>
        <draw:custom-shape draw:style-name="gr2" draw:text-style-name="P4" xml:id="id42" draw:id="id42" draw:layer="Diseño" svg:width="3.3cm" svg:height="1.5cm" svg:x="22.6cm" svg:y="9.2cm">
          <text:p text:style-name="P3"><text:span text:style-name="T3">Taginfo 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5cm" svg:y2="10.7cm" draw:start-shape="id35" draw:start-glue-point="7" draw:end-shape="id42" draw:end-glue-point="2" svg:d="m19475 13950 4775-3250" svg:viewBox="0 0 4776 3251">
          <text:p/>
        </draw:connector>
        <draw:custom-shape draw:style-name="gr2" draw:text-style-name="P4" xml:id="id43" draw:id="id43" draw:layer="Diseño" svg:width="3.3cm" svg:height="1.5cm" svg:x="24.2cm" svg:y="11.2cm">
          <text:p text:style-name="P3"><text:span text:style-name="T3">Nominati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cm" svg:y2="11.95cm" draw:start-shape="id35" draw:start-glue-point="7" draw:end-shape="id43" svg:d="m19475 13950 4725-2000" svg:viewBox="0 0 4726 2001">
          <text:p/>
        </draw:connector>
      </draw:page>
      <draw:page draw:name="page5" draw:style-name="dp1" draw:master-page-name="Predeterminado">
        <draw:custom-shape draw:style-name="gr2" draw:text-style-name="P4" xml:id="id44" draw:id="id44" draw:layer="Diseño" svg:width="3cm" svg:height="1.5cm" svg:x="4.65cm" svg:y="9.579cm">
          <text:p text:style-name="P3"><text:span text:style-name="T3">AP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11.079cm" svg:x2="6.15cm" svg:y2="12.8cm" draw:start-shape="id44" draw:start-glue-point="2" draw:end-shape="id45" draw:end-glue-point="5" svg:d="m6150 11079v1721" svg:viewBox="0 0 1 1722">
          <text:p/>
        </draw:connector>
        <draw:custom-shape draw:style-name="gr19" draw:text-style-name="P4" xml:id="id47" draw:id="id47" draw:layer="Diseño" svg:width="3cm" svg:height="1.3cm" svg:x="1.2cm" svg:y="7.6cm">
          <text:p text:style-name="P3"><text:span text:style-name="T3">import</text:span></text:p>
          <text:p text:style-name="P3"><text:span text:style-name="T3">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65cm" svg:y1="7.235cm" svg:x2="2.7cm" svg:y2="7.6cm" draw:start-shape="id46" draw:start-glue-point="6" draw:end-shape="id47" draw:end-glue-point="0" svg:d="m1650 7235 1050 365" svg:viewBox="0 0 1051 366">
          <text:p/>
        </draw:connector>
        <draw:connector draw:style-name="gr4" draw:text-style-name="P5" draw:layer="layout" draw:type="line" svg:x1="4.2cm" svg:y1="8.25cm" svg:x2="6.15cm" svg:y2="9.579cm" draw:start-shape="id47" draw:end-shape="id44" draw:end-glue-point="0" svg:d="m4200 8250 1950 1329" svg:viewBox="0 0 1951 1330">
          <text:p/>
        </draw:connector>
        <draw:custom-shape draw:style-name="gr1" draw:text-style-name="P2" xml:id="id48" draw:id="id48" draw:layer="Diseño" svg:width="10.7cm" svg:height="2.5cm" svg:x="0.8cm" svg:y="3.2cm">
          <text:p text:style-name="P1"><text:span text:style-name="T1">mapping soft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4.65cm" svg:y="3.6cm">
          <text:p text:style-name="P3"><text:span text:style-name="T2">JO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1.1cm" svg:y="3.6cm">
          <text:p text:style-name="P3"><text:span text:style-name="T2">…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Diseño" svg:width="3cm" svg:height="1.3cm" svg:x="8.2cm" svg:y="3.6cm">
          <text:p text:style-name="P3"><text:span text:style-name="T2">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6.15cm" svg:y1="5.7cm" svg:x2="6.15cm" svg:y2="9.579cm" draw:start-shape="id48" draw:start-glue-point="2" draw:end-shape="id44" draw:end-glue-point="0" svg:d="m6150 5700v3879" svg:viewBox="0 0 1 3880">
          <text:p/>
        </draw:connector>
        <draw:custom-shape draw:style-name="gr3" draw:text-style-name="P4" xml:id="id49" draw:id="id49" draw:layer="Diseño" svg:width="3cm" svg:height="1.3cm" svg:x="3.3cm" svg:y="0.6cm">
          <text:p text:style-name="P3"><text:span text:style-name="T2">imager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Diseño" svg:width="3cm" svg:height="1.3cm" svg:x="6.8cm" svg:y="0.6cm">
          <text:p text:style-name="P3"><text:span text:style-name="T2">GPS data, </text:span></text:p>
          <text:p text:style-name="P3"><text:span text:style-name="T2">notes, .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8cm" svg:y1="1.9cm" svg:x2="6.15cm" svg:y2="3.2cm" draw:start-shape="id49" draw:start-glue-point="2" draw:end-shape="id48" svg:d="m4800 1900 1350 1300" svg:viewBox="0 0 1351 1301">
          <text:p/>
        </draw:connector>
        <draw:connector draw:style-name="gr4" draw:text-style-name="P5" draw:layer="layout" draw:type="line" svg:x1="8.3cm" svg:y1="1.9cm" svg:x2="6.15cm" svg:y2="3.2cm" draw:start-shape="id50" draw:start-glue-point="2" draw:end-shape="id48" draw:end-glue-point="0" svg:d="m8300 1900-2150 1300" svg:viewBox="0 0 2151 1301">
          <text:p/>
        </draw:connector>
        <draw:custom-shape draw:style-name="gr5" draw:text-style-name="P4" xml:id="id51" draw:id="id51" draw:layer="Diseño" svg:width="3cm" svg:height="1.3cm" svg:x="11cm" svg:y="0.2cm">
          <text:p text:style-name="P3"><text:span text:style-name="T2">mapping</text:span></text:p>
          <text:p text:style-name="P3"><text:span text:style-name="T2">partie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1cm" svg:y1="0.85cm" svg:x2="9.8cm" svg:y2="1.25cm" draw:start-shape="id51" draw:start-glue-point="3" draw:end-shape="id50" svg:d="m11000 850-1200 400" svg:viewBox="0 0 1201 401">
          <text:p/>
        </draw:connector>
        <draw:custom-shape draw:style-name="gr6" draw:text-style-name="P2" draw:layer="Diseño" svg:width="7.4cm" svg:height="3cm" svg:x="7.8cm" svg:y="2.4cm">
          <text:p text:style-name="P1"><text:span text:style-name="T1">OSM websit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4" draw:id="id54" draw:layer="Diseño" svg:width="3cm" svg:height="1.3cm" svg:x="11.9cm" svg:y="3.6cm">
          <text:p text:style-name="P3"><text:span text:style-name="T3">slippy </text:span></text:p>
          <text:p text:style-name="P3"><text:span text:style-name="T3">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" draw:id="id55" draw:layer="Diseño" svg:width="3cm" svg:height="1.3cm" svg:x="16.625cm" svg:y="3.6cm">
          <text:p text:style-name="P3"><text:span text:style-name="T3">t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2" draw:id="id52" draw:layer="Diseño" svg:width="3cm" svg:height="1.3cm" svg:x="10.7cm" svg:y="13.3cm">
          <text:p text:style-name="P3"><text:span text:style-name="T2">osmosi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25cm" svg:y1="13.95cm" svg:x2="10.7cm" svg:y2="13.95cm" draw:start-shape="id45" draw:start-glue-point="8" draw:end-shape="id52" svg:d="m8250 13950h2450" svg:viewBox="0 0 2451 1">
          <text:p/>
        </draw:connector>
        <draw:custom-shape draw:style-name="gr20" draw:text-style-name="P4" xml:id="id53" draw:id="id53" draw:layer="Diseño" svg:width="2.7cm" svg:height="2.1cm" svg:x="16.775cm" svg:y="12.9cm">
          <text:p text:style-name="P3"><text:span text:style-name="T2">planet</text:span></text:p>
          <text:p text:style-name="P3"><text:span text:style-name="T2">dumps</text:span></text:p>
          <text:p text:style-name="P3"><text:span text:style-name="T2">diff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draw:type="line" svg:x1="13.7cm" svg:y1="13.95cm" svg:x2="16.775cm" svg:y2="13.95cm" draw:start-shape="id52" draw:start-glue-point="1" draw:end-shape="id53" draw:end-glue-point="5" svg:d="m13700 13950h3075" svg:viewBox="0 0 3076 1">
          <text:p/>
        </draw:connector>
        <draw:connector draw:style-name="gr4" draw:text-style-name="P5" draw:layer="layout" draw:type="line" svg:x1="14.9cm" svg:y1="4.25cm" svg:x2="16.625cm" svg:y2="4.25cm" draw:start-shape="id54" draw:end-shape="id55" draw:end-glue-point="3" svg:d="m14900 4250h1725" svg:viewBox="0 0 1726 1">
          <text:p/>
        </draw:connector>
        <draw:custom-shape draw:style-name="gr6" draw:text-style-name="P11" draw:layer="Diseño" svg:width="8.1cm" svg:height="6.1cm" svg:x="12.2cm" svg:y="6.5cm">
          <text:p text:style-name="P10"><text:span text:style-name="T1">mapnik renderer</text:span></text:p>
          <text:p text:style-name="P10"><text:span text:style-name="T1">tile.osm.or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6" draw:id="id56" draw:layer="Diseño" svg:width="3cm" svg:height="1.3cm" svg:x="16.625cm" svg:y="11cm">
          <text:p text:style-name="P3"><text:span text:style-name="T2">osm2pgsql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xml:id="id57" draw:id="id57" draw:layer="Diseño" svg:width="2.3cm" svg:height="1.4cm" svg:x="16.975cm" svg:y="9cm">
          <text:p text:style-name="P12"><text:span text:style-name="T7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7" xml:id="id45" draw:id="id45" draw:layer="Diseño" svg:width="4.2cm" svg:height="2.3cm" svg:x="4.05cm" svg:y="12.8cm">
          <text:p text:style-name="P9"><text:span text:style-name="T6">Postgr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3" xml:id="id59" draw:id="id59" draw:layer="Diseño" svg:width="2.3cm" svg:height="1.4cm" svg:x="12.7cm" svg:y="9.5cm">
          <text:p text:style-name="P12"><text:span text:style-name="T7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4" xml:id="id46" draw:id="id46" draw:layer="Diseño" svg:width="2.3cm" svg:height="1.1cm" svg:x="0.5cm" svg:y="6.2cm">
          <text:p text:style-name="P3"><text:span text:style-name="T2">geo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4" xml:id="id60" draw:id="id60" draw:layer="Diseño" svg:width="2.3cm" svg:height="1.1cm" svg:x="12.7cm" svg:y="8.1cm">
          <text:p text:style-name="P3"><text:span text:style-name="T2">styl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58" draw:id="id58" draw:layer="Diseño" svg:width="3cm" svg:height="1.3cm" svg:x="16.625cm" svg:y="6.9cm">
          <text:p text:style-name="P3"><text:span text:style-name="T2">mapnik+</text:span></text:p>
          <text:p text:style-name="P3"><text:span text:style-name="T2">mod_til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8.125cm" svg:y1="12.9cm" svg:x2="18.125cm" svg:y2="12.3cm" draw:start-shape="id53" draw:start-glue-point="4" draw:end-shape="id56" draw:end-glue-point="2" svg:d="m18125 12900v-600" svg:viewBox="0 0 1 601">
          <text:p/>
        </draw:connector>
        <draw:connector draw:style-name="gr4" draw:text-style-name="P5" draw:layer="layout" draw:type="line" svg:x1="18.125cm" svg:y1="11cm" svg:x2="18.125cm" svg:y2="10.4cm" draw:start-shape="id56" draw:start-glue-point="0" draw:end-shape="id57" draw:end-glue-point="7" svg:d="m18125 11000v-600" svg:viewBox="0 0 1 601">
          <text:p/>
        </draw:connector>
        <draw:connector draw:style-name="gr4" draw:text-style-name="P5" draw:layer="layout" draw:type="line" svg:x1="18.125cm" svg:y1="9cm" svg:x2="18.125cm" svg:y2="8.2cm" draw:start-shape="id57" draw:start-glue-point="5" draw:end-shape="id58" svg:d="m18125 9000v-800" svg:viewBox="0 0 1 801">
          <text:p/>
        </draw:connector>
        <draw:connector draw:style-name="gr4" draw:text-style-name="P5" draw:layer="layout" draw:type="line" svg:x1="16.625cm" svg:y1="7.55cm" svg:x2="15cm" svg:y2="10.2cm" draw:start-shape="id58" draw:start-glue-point="3" draw:end-shape="id59" draw:end-glue-point="8" svg:d="m16625 7550-1625 2650" svg:viewBox="0 0 1626 2651">
          <text:p/>
        </draw:connector>
        <draw:connector draw:style-name="gr4" draw:text-style-name="P5" draw:layer="layout" draw:type="line" svg:x1="15cm" svg:y1="8.65cm" svg:x2="16.625cm" svg:y2="7.55cm" draw:start-shape="id60" draw:start-glue-point="7" draw:end-shape="id58" draw:end-glue-point="3" svg:d="m15000 8650 1625-1100" svg:viewBox="0 0 1626 1101">
          <text:p/>
        </draw:connector>
        <draw:connector draw:style-name="gr4" draw:text-style-name="P5" draw:layer="layout" draw:type="line" svg:x1="18.125cm" svg:y1="6.9cm" svg:x2="18.125cm" svg:y2="4.9cm" draw:start-shape="id58" draw:start-glue-point="0" draw:end-shape="id55" draw:end-glue-point="2" svg:d="m18125 6900v-2000" svg:viewBox="0 0 1 2001">
          <text:p/>
        </draw:connector>
        <draw:custom-shape draw:style-name="gr26" draw:text-style-name="P6" xml:id="id62" draw:id="id62" draw:layer="Diseño" svg:width="3cm" svg:height="1.3cm" svg:x="16.625cm" svg:y="1.1cm">
          <text:p text:style-name="P3"><text:span text:style-name="T3">etc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xml:id="id61" draw:id="id61" draw:layer="Diseño" svg:width="2.1cm" svg:height="1.3cm" svg:x="1.378cm" svg:y="9.679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478cm" svg:y1="10.329cm" svg:x2="4.65cm" svg:y2="10.329cm" draw:start-shape="id61" draw:start-glue-point="1" draw:end-shape="id44" svg:d="m3478 10329h1172" svg:viewBox="0 0 1173 1">
          <text:p/>
        </draw:connector>
        <draw:connector draw:style-name="gr4" draw:text-style-name="P5" draw:layer="layout" draw:type="line" svg:x1="18.125cm" svg:y1="3.6cm" svg:x2="18.125cm" svg:y2="2.4cm" draw:start-shape="id55" draw:start-glue-point="0" draw:end-shape="id62" draw:end-glue-point="2" svg:d="m18125 3600v-1200" svg:viewBox="0 0 1 1201">
          <text:p/>
        </draw:connector>
        <draw:custom-shape draw:style-name="gr28" draw:text-style-name="P8" xml:id="id63" draw:id="id63" draw:layer="Diseño" svg:width="3cm" svg:height="1.3cm" svg:x="24.6cm" svg:y="13.3cm">
          <text:p text:style-name="P3"><text:span text:style-name="T5">etc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6cm" svg:y2="13.95cm" draw:start-shape="id53" draw:end-shape="id63" draw:end-glue-point="3" svg:d="m19475 13950h5125" svg:viewBox="0 0 5126 1">
          <text:p/>
        </draw:connector>
        <draw:custom-shape draw:style-name="gr2" draw:text-style-name="P4" xml:id="id64" draw:id="id64" draw:layer="Diseño" svg:width="3.3cm" svg:height="1.5cm" svg:x="21cm" svg:y="7.3cm">
          <text:p text:style-name="P3"><text:span text:style-name="T3">Overpass </text:span></text:p>
          <text:p text:style-name="P3"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9.475cm" svg:y1="13.95cm" svg:x2="22.65cm" svg:y2="8.8cm" draw:start-shape="id53" draw:start-glue-point="7" draw:end-shape="id64" draw:end-glue-point="2" svg:d="m19475 13950 3175-5150" svg:viewBox="0 0 3176 5151">
          <text:p/>
        </draw:connector>
        <draw:custom-shape draw:style-name="gr2" draw:text-style-name="P4" xml:id="id65" draw:id="id65" draw:layer="Diseño" svg:width="3.3cm" svg:height="1.5cm" svg:x="22.6cm" svg:y="9.2cm">
          <text:p text:style-name="P3"><text:span text:style-name="T3">Taginfo API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5cm" svg:y2="10.7cm" draw:start-shape="id53" draw:start-glue-point="7" draw:end-shape="id65" draw:end-glue-point="2" svg:d="m19475 13950 4775-3250" svg:viewBox="0 0 4776 3251">
          <text:p/>
        </draw:connector>
        <draw:custom-shape draw:style-name="gr12" draw:text-style-name="P4" xml:id="id66" draw:id="id66" draw:layer="layout" svg:width="3.3cm" svg:height="1.5cm" svg:x="24.2cm" svg:y="11.2cm">
          <text:p text:style-name="P3"><text:span text:style-name="T3">Nominati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475cm" svg:y1="13.95cm" svg:x2="24.2cm" svg:y2="11.95cm" draw:start-shape="id53" draw:start-glue-point="7" draw:end-shape="id66" svg:d="m19475 13950 4725-2000" svg:viewBox="0 0 4726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Fin_20_de_20_línea_20_1" draw:display-name="Fin de línea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22:24:05.701851718</meta:creation-date>
    <dc:date>2014-03-22T02:26:12.166368072</dc:date>
    <meta:editing-duration>PT3H34M22S</meta:editing-duration>
    <meta:editing-cycles>8</meta:editing-cycles>
    <meta:generator>LibreOffice/4.1.3.2$Linux_X86_64 LibreOffice_project/410m0$Build-2</meta:generator>
    <meta:document-statistic meta:object-count="148"/>
  </office:meta>
</office:document-meta>
</file>